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7712" officeooo:paragraph-rsid="00107712" loext:padding="0in" loext:border="none"/>
    </style:style>
    <style:style style:name="P2" style:family="paragraph" style:parent-style-name="Text_20_body">
      <style:text-properties officeooo:paragraph-rsid="00107712"/>
    </style:style>
    <style:style style:name="P3" style:family="paragraph" style:parent-style-name="Text_20_body">
      <style:text-properties officeooo:paragraph-rsid="00107712" loext:padding="0in" loext:border="none"/>
    </style:style>
    <style:style style:name="P4" style:family="paragraph" style:parent-style-name="Text_20_body">
      <style:text-properties officeooo:paragraph-rsid="0014d030"/>
    </style:style>
    <style:style style:name="P5" style:family="paragraph" style:parent-style-name="Text_20_body">
      <style:text-properties officeooo:rsid="00119968" officeooo:paragraph-rsid="0014d030" loext:padding="0in" loext:border="none"/>
    </style:style>
    <style:style style:name="P6" style:family="paragraph" style:parent-style-name="Heading_20_3">
      <style:text-properties officeooo:paragraph-rsid="0014d030"/>
    </style:style>
    <style:style style:name="P7" style:family="paragraph" style:parent-style-name="Text_20_body" style:list-style-name="L1">
      <style:text-properties officeooo:paragraph-rsid="0014d030"/>
    </style:style>
    <style:style style:name="P8" style:family="paragraph" style:parent-style-name="Text_20_body" style:list-style-name="L1">
      <style:text-properties officeooo:rsid="000e72fd" officeooo:paragraph-rsid="0014d030"/>
    </style:style>
    <style:style style:name="P9" style:family="paragraph" style:parent-style-name="Text_20_body" style:list-style-name="L1">
      <style:text-properties officeooo:rsid="00119968" officeooo:paragraph-rsid="0014d030" loext:padding="0in" loext:border="none"/>
    </style:style>
    <style:style style:name="T1" style:family="text">
      <style:text-properties officeooo:rsid="000d727c"/>
    </style:style>
    <style:style style:name="T2" style:family="text">
      <style:text-properties loext:padding="0in" loext:border="none"/>
    </style:style>
    <style:style style:name="T3" style:family="text">
      <style:text-properties officeooo:rsid="0014b1a5"/>
    </style:style>
    <style:style style:name="T4" style:family="text">
      <style:text-properties officeooo:rsid="0014d030"/>
    </style:style>
    <style:style style:name="T5" style:family="text">
      <style:text-properties officeooo:rsid="001077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1a5" style:font-weight-asian="bold" style:font-weight-complex="bold"/>
    </style:style>
    <style:style style:name="T8" style:family="text">
      <style:text-properties fo:font-weight="bold" officeooo:rsid="00107712" style:font-weight-asian="bold" style:font-weight-complex="bold"/>
    </style:style>
    <style:style style:name="T9" style:family="text">
      <style:text-properties fo:font-weight="bold" officeooo:rsid="0015fcf1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BM <text:span text:style-name="T1">Cloud </text:span>Translator <text:span text:style-name="T4">Documentation</text:span></text:h>
      <text:list xml:id="list1490235798" text:style-name="L1">
        <text:list-item>
          <text:p text:style-name="P8">Getting Started <text:a xlink:type="simple" xlink:href="https://cloud.ibm.com/docs/language-translator?topic=language-translator-gettingstarted#getting-started-tutorial" text:style-name="Internet_20_link" text:visited-style-name="Visited_20_Internet_20_Link">Tutorial</text:a> <text:span text:style-name="T4">for IBM Cloud Language Translator</text:span></text:p>
        </text:list-item>
        <text:list-item>
          <text:p text:style-name="P7"><text:span text:style-name="T4">Complete API documention for </text:span><text:a xlink:type="simple" xlink:href="https://cloud.ibm.com/apidocs/language-translator" text:style-name="Internet_20_link" text:visited-style-name="Visited_20_Internet_20_Link"><text:span text:style-name="T4">Language Translator</text:span></text:a><text:span text:style-name="T4">.</text:span></text:p>
        </text:list-item>
        <text:list-item>
          <text:p text:style-name="P9">Authenticati<text:span text:style-name="T4">ng to Watson services overview</text:span> <text:a xlink:type="simple" xlink:href="https://cloud.ibm.com/docs/watson?topic=watson-iam" text:style-name="Internet_20_link" text:visited-style-name="Visited_20_Internet_20_Link"><text:span text:style-name="T4">documentation</text:span></text:a><text:span text:style-name="T4"> </text:span>. </text:p>
        </text:list-item>
      </text:list>
      <text:h text:style-name="P6" text:outline-level="3">Details on Authenitcation and Requesting an Access Token</text:h>
      <text:p text:style-name="P4"><text:a xlink:type="simple" xlink:href="https://cloud.ibm.com/docs/account?topic=account-iamtoken_from_apikey&amp;code=javascript" text:style-name="Internet_20_link" text:visited-style-name="Visited_20_Internet_20_Link">Generating an IBM Cloud IAM token by using an API key</text:a> <text:span text:style-name="T3">shows how to g</text:span>enerate an IBM Cloud Identity and Access Management (IAM) token by using either your IAM API key or a service ID's API key. </text:p>
      <text:p text:style-name="P5"><text:span text:style-name="T3">It states that </text:span><text:a xlink:type="simple" xlink:href="https://cloud.ibm.com/docs/account?topic=account-iamtoken_from_apikey" text:style-name="Internet_20_link" text:visited-style-name="Visited_20_Internet_20_Link">AIM authentication tokens</text:a> should be used for production code.</text:p>
      <text:h text:style-name="Heading_20_3" text:outline-level="3"><text:span text:style-name="T9">R</text:span><text:span text:style-name="T6">EST Translator Details</text:span></text:h>
      <text:p text:style-name="P4"><text:span text:style-name="T9">Translator </text:span><text:span text:style-name="T8">Endpoint</text:span><text:span text:style-name="T5">: </text:span></text:p>
      <text:p text:style-name="P2"><text:a xlink:type="simple" xlink:href="https://api.us-east.language-translator.watson.cloud.ibm.com/instances/de8a9ad3-25c8-4c1f-b4b3-22eee7f55853" text:style-name="Internet_20_link" text:visited-style-name="Visited_20_Internet_20_Link"><text:span text:style-name="T2">https://api.us-east.language-translator.watson.cloud.ibm.com/instances/de8a9ad3-25c8-4c1f-b4b3-22eee7f55853</text:span></text:a></text:p>
      <text:p text:style-name="P3"/>
      <text:p text:style-name="P1"><text:span text:style-name="T7">My IBM Cloud </text:span><text:span text:style-name="T6">API Key</text:span>: ENftXvTcCVMaYEW5tjKV0gKbUxbLSm_7p_siP89_ciNb</text:p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Medium" svg:font-family="'Open Sans Medium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 Medium" fo:font-family="'Open Sans Medium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 Medium" fo:font-family="'Open Sans Medium'" style:font-family-generic="swiss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 Medium" fo:font-family="'Open Sans Medium'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7:48:55.160731827</meta:creation-date>
    <dc:date>2022-03-29T15:17:53.641717171</dc:date>
    <meta:editing-duration>PT17M24S</meta:editing-duration>
    <meta:editing-cycles>10</meta:editing-cycles>
    <meta:generator>LibreOffice/7.2.6.2$Linux_X86_64 LibreOffice_project/20$Build-2</meta:generator>
    <meta:document-statistic meta:table-count="0" meta:image-count="0" meta:object-count="0" meta:page-count="1" meta:paragraph-count="11" meta:word-count="97" meta:character-count="744" meta:non-whitespace-character-count="658"/>
  </office:meta>
</office:document-meta>
</file>